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officeooo:rsid="00088750" officeooo:paragraph-rsid="00088750"/>
    </style:style>
    <style:style style:name="P2" style:family="paragraph" style:parent-style-name="Standard">
      <style:text-properties officeooo:paragraph-rsid="00088750"/>
    </style:style>
    <style:style style:name="P3" style:family="paragraph" style:parent-style-name="Standard">
      <style:paragraph-properties fo:text-align="center" style:justify-single-word="false"/>
    </style:style>
    <style:style style:name="P4" style:family="paragraph" style:parent-style-name="Standard">
      <style:text-properties officeooo:rsid="000a0a75" officeooo:paragraph-rsid="000a0a75"/>
    </style:style>
    <style:style style:name="P5" style:family="paragraph" style:parent-style-name="Standard">
      <style:text-properties officeooo:rsid="000a0a75" officeooo:paragraph-rsid="000c8d76"/>
    </style:style>
    <style:style style:name="P6" style:family="paragraph" style:parent-style-name="Standard">
      <style:text-properties officeooo:rsid="000a0a75" officeooo:paragraph-rsid="000d914d"/>
    </style:style>
    <style:style style:name="P7" style:family="paragraph" style:parent-style-name="Standard">
      <style:text-properties officeooo:rsid="000a0a75" officeooo:paragraph-rsid="001249f4"/>
    </style:style>
    <style:style style:name="P8" style:family="paragraph" style:parent-style-name="Standard">
      <style:text-properties officeooo:rsid="000aec46" officeooo:paragraph-rsid="000f56fb"/>
    </style:style>
    <style:style style:name="P9" style:family="paragraph" style:parent-style-name="Standard">
      <style:text-properties officeooo:rsid="000aec46" officeooo:paragraph-rsid="0011e8f8"/>
    </style:style>
    <style:style style:name="P10" style:family="paragraph" style:parent-style-name="Standard">
      <style:text-properties officeooo:rsid="000aec46" officeooo:paragraph-rsid="001249f4"/>
    </style:style>
    <style:style style:name="P11" style:family="paragraph" style:parent-style-name="Standard">
      <style:text-properties officeooo:rsid="001249f4" officeooo:paragraph-rsid="001249f4"/>
    </style:style>
    <style:style style:name="P12" style:family="paragraph" style:parent-style-name="Title">
      <style:text-properties officeooo:paragraph-rsid="00088750"/>
    </style:style>
    <style:style style:name="T1" style:family="text">
      <style:text-properties officeooo:rsid="00088750"/>
    </style:style>
    <style:style style:name="T2" style:family="text">
      <style:text-properties officeooo:rsid="000aec46"/>
    </style:style>
    <style:style style:name="T3" style:family="text">
      <style:text-properties style:text-position="sub 58%"/>
    </style:style>
    <style:style style:name="T4" style:family="text">
      <style:text-properties style:text-position="sub 58%" officeooo:rsid="00088750"/>
    </style:style>
    <style:style style:name="T5" style:family="text">
      <style:text-properties style:text-position="sub 58%" officeooo:rsid="0011e8f8"/>
    </style:style>
    <style:style style:name="T6" style:family="text">
      <style:text-properties style:text-position="sub 58%" officeooo:rsid="0013d5f7"/>
    </style:style>
    <style:style style:name="T7" style:family="text">
      <style:text-properties officeooo:rsid="000c8d76"/>
    </style:style>
    <style:style style:name="T8" style:family="text">
      <style:text-properties officeooo:rsid="000d914d"/>
    </style:style>
    <style:style style:name="T9" style:family="text">
      <style:text-properties officeooo:rsid="0010cecc"/>
    </style:style>
    <style:style style:name="T10" style:family="text">
      <style:text-properties officeooo:rsid="0011e8f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arameter Elimination <text:span text:style-name="T1">in<text:line-break/>Higher Order </text:span>Existential Path<text:span text:style-name="T1">s</text:span></text:p>
      <text:p text:style-name="P1">by Sven Nilsen, 2018</text:p>
      <text:p text:style-name="P2"/>
      <text:p text:style-name="P2"><text:span text:style-name="T1">When a higher order existential path of `f` is functionally equivalent to some function `g` quantified over all values of some parameter `a`, then the quantified parameter can be eliminated:</text:span></text:p>
      <text:p text:style-name="P3"/>
      <text:p text:style-name="P3">∀ <text:span text:style-name="T1">a { ∃f(a) &lt;=&gt; g }<text:tab/><text:tab/>=&gt;<text:tab/><text:tab/>∃f &lt;=&gt; g</text:span></text:p>
      <text:p text:style-name="Standard"/>
      <text:p text:style-name="P6">Notice that `<text:span text:style-name="T1">∃f(a)</text:span>` is interpreted as `<text:span text:style-name="T1">∃</text:span>(<text:span text:style-name="T1">f(a)</text:span>)`. <text:span text:style-name="T8">This is the precedence rule of the `∃` unary operator.</text:span></text:p>
      <text:p text:style-name="P5"/>
      <text:p text:style-name="P7"><text:span text:style-name="T7">When analyzing properties of functions, it is desirable to use quantified expressions of this form, because the material implication `=&gt;` means that the quantified expression `∀ a { ∃f(a) &lt;=&gt; g }` contains more information than `∃f &lt;=&gt; g`. However, in theorem proving it might suffice to show that `∃f &lt;=&gt; g` for some step in the proof. Since there is a trade-off between accuracy and simplicity, it is recommended that papers who use quantified expressions also show parameter elimination (if the reader target audience is unfamiliar with parameter elimination in higher order existential paths).</text:span></text:p>
      <text:p text:style-name="P4"/>
      <text:p text:style-name="P10">This law is particular useful in non-deterministic path semantics, <text:span text:style-name="T9">such as the fields of physics</text:span> and machine learning, when one wants to guarantee that some random generator will eventually output all values in some range, <text:span text:style-name="T10">even if the expected time to do so might be arbitrarily long</text:span>. <text:span text:style-name="T10">For obscure functions, when treating the function as a black box, this property can only be derived analytically and not by looking at the input and output values. Using quantified expressions and then eliminating them, is a way of arriving at a statement about the existential path by splitting the problem into smaller sub-problems.</text:span></text:p>
      <text:p text:style-name="P10"/>
      <text:p text:style-name="P11">For example:</text:p>
      <text:p text:style-name="P8"/>
      <text:p text:style-name="P9"><text:tab/>∀ <text:span text:style-name="T1">a : A</text:span><text:span text:style-name="T6">1</text:span><text:span text:style-name="T1">, b : B</text:span><text:span text:style-name="T6">1</text:span><text:span text:style-name="T1"> { ∃f(a, b) &lt;=&gt; g }</text:span></text:p>
      <text:p text:style-name="P9"/>
      <text:p text:style-name="P9"><text:tab/><text:span text:style-name="T10">f : A</text:span><text:span text:style-name="T6">0</text:span><text:span text:style-name="T10"> ⨯ B</text:span><text:span text:style-name="T6">0</text:span><text:span text:style-name="T10"> → C</text:span></text:p>
      <text:p text:style-name="P9"/>
      <text:p text:style-name="P11">The parameters `a` and `b` can only be eliminated if `A<text:span text:style-name="T6">0</text:span> ⊆ A<text:span text:style-name="T6">1</text:span>` and `B<text:span text:style-name="T6">0</text:span> ⊆ B<text:span text:style-name="T6">1</text:span>`.</text:p>
      <text:p text:style-name="P11"/>
      <text:p text:style-name="P11"><text:tab/><text:span text:style-name="T1">∃f </text:span>&lt;=&gt; g</text:p>
      <text:p text:style-name="P11"/>
      <text:p text:style-name="P11">If only `A<text:span text:style-name="T6">0</text:span> ⊆ A<text:span text:style-name="T6">1</text:span>` holds, then one can write:</text:p>
      <text:p text:style-name="P11"/>
      <text:p text:style-name="P11"><text:tab/><text:span text:style-name="T2">∀ b : B</text:span><text:span text:style-name="T6">1</text:span><text:span text:style-name="T2"> { ∃</text:span>(<text:span text:style-name="T1">f b) &lt;=&gt; g }</text:span></text:p>
      <text:p text:style-name="P11"/>
      <text:p text:style-name="P11">If only `B<text:span text:style-name="T6">0</text:span> ⊆ B<text:span text:style-name="T6">1</text:span>` holds, then one can write:</text:p>
      <text:p text:style-name="P11"/>
      <text:p text:style-name="P11"><text:tab/><text:span text:style-name="T2">∀ a : A</text:span><text:span text:style-name="T6">1</text:span><text:span text:style-name="T2"> { ∃f(a</text:span>)<text:span text:style-name="T1"> &lt;=&gt; g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1T08:44:31.505048000</meta:creation-date>
    <dc:date>2018-12-31T11:59:33.806513000</dc:date>
    <meta:editing-duration>PT1M48S</meta:editing-duration>
    <meta:editing-cycles>1</meta:editing-cycles>
    <meta:document-statistic meta:table-count="0" meta:image-count="0" meta:object-count="0" meta:page-count="1" meta:paragraph-count="16" meta:word-count="346" meta:character-count="1906" meta:non-whitespace-character-count="1569"/>
    <meta:generator>LibreOffice/5.1.2.2$MacOSX_X86_64 LibreOffice_project/d3bf12ecb743fc0d20e0be0c58ca359301eb705f</meta:generator>
  </office:meta>
</office:document-meta>
</file>